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style:font-name="Arial"/>
    </style:style>
    <style:style style:name="P2" style:family="paragraph" style:parent-style-name="Heading_20_2">
      <style:text-properties style:font-name="Arial" fo:language="pt" fo:country="BR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Heading" style:master-page-name="Standard">
      <style:paragraph-properties style:page-number="auto"/>
      <style:text-properties style:font-name="Arial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text-properties style:font-name="Arial" fo:language="pt" fo:country="BR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language="pt" fo:country="BR"/>
    </style:style>
    <style:style style:name="P9" style:family="paragraph" style:parent-style-name="Text_20_body" style:list-style-name="WW8Num7">
      <style:text-properties style:font-name="Arial" fo:language="pt" fo:country="BR"/>
    </style:style>
    <style:style style:name="P10" style:family="paragraph" style:parent-style-name="Text_20_body" style:list-style-name="WW8Num2">
      <style:text-properties style:font-name="Arial" fo:language="pt" fo:country="BR"/>
    </style:style>
    <style:style style:name="P11" style:family="paragraph" style:parent-style-name="Text_20_body" style:list-style-name="WW8Num5">
      <style:text-properties style:font-name="Arial" fo:language="pt" fo:country="BR"/>
    </style:style>
    <style:style style:name="P12" style:family="paragraph" style:parent-style-name="Text_20_body" style:list-style-name="WW8Num7">
      <style:text-properties style:font-name="Arial"/>
    </style:style>
    <style:style style:name="P13" style:family="paragraph" style:parent-style-name="Text_20_body" style:list-style-name="WW8Num6">
      <style:text-properties style:font-name="Arial"/>
    </style:style>
    <style:style style:name="P14" style:family="paragraph" style:parent-style-name="Text_20_body" style:list-style-name="WW8Num5">
      <style:text-properties style:font-name="Arial"/>
    </style:style>
    <style:style style:name="P15" style:family="paragraph" style:parent-style-name="Standard">
      <style:text-properties fo:font-size="10pt" style:font-size-asian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7" style:family="paragraph" style:parent-style-name="Standard">
      <style:text-properties fo:font-size="10pt" fo:language="pt" fo:country="BR" style:font-size-asian="10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text-properties style:font-name="Arial" fo:language="pt" fo:country="BR"/>
    </style:style>
    <style:style style:name="P2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21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5b41c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pt" fo:country="BR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Car Management Project</text:span><text:span text:style-name="T1"><text:line-break/>Caso de Uso: &lt;nome do caso de uso&gt;</text:span></text:h>
      <text:h text:style-name="P5" text:outline-level="1">Descrição Resumida</text:h>
      <text:p text:style-name="P8">&lt;breve descrição do caso de uso&gt;</text:p>
      <text:h text:style-name="P5" text:outline-level="1">Descrição dos Atores</text:h>
      <text:h text:style-name="P1" text:outline-level="2">&lt;Nome do Ator 1&gt;</text:h>
      <text:h text:style-name="P6" text:outline-level="1">Pré-condições</text:h>
      <text:p text:style-name="P8">&lt;pré-condição 1&gt;</text:p>
      <text:h text:style-name="P6" text:outline-level="1">Fluxo Principal</text:h>
      <text:list xml:id="list4560331233646512006" text:style-name="WW8Num7">
        <text:list-item>
          <text:p text:style-name="P9">Esse caso de uso começa quando o(a) <text:s/>&lt;actor&gt; &lt;faz alguma coisa&gt;…</text:p>
        </text:list-item>
        <text:list-item>
          <text:p text:style-name="P9">&lt;passo 2 do caso de uso&gt;</text:p>
        </text:list-item>
        <text:list-item>
          <text:p text:style-name="P12">… </text:p>
        </text:list-item>
        <text:list-item>
          <text:p text:style-name="P9">&lt;passo n do caso de uso&gt;</text:p>
        </text:list-item>
        <text:list-item>
          <text:p text:style-name="P9">O caso de uso é encerrado.</text:p>
        </text:list-item>
      </text:list>
      <text:h text:style-name="P5" text:outline-level="1">Fluxos Alternativos</text:h>
      <text:h text:style-name="P1" text:outline-level="2">&lt;Fluxo Alternativo 1&gt;</text:h>
      <text:p text:style-name="P7">Se no passo &lt;x&gt; do Fluxo Principal o &lt;ator ou sistema faz algo&gt;, então </text:p>
      <text:list xml:id="list75287787557350543" text:style-name="WW8Num2">
        <text:list-item>
          <text:p text:style-name="P10">&lt;descreva o fluxo, passo a passo&gt; <text:s/></text:p>
        </text:list-item>
        <text:list-item>
          <text:p text:style-name="P10">O caso de uso retorna para o passo &lt;y&gt;</text:p>
        </text:list-item>
      </text:list>
      <text:h text:style-name="P5" text:outline-level="1">Subfluxos </text:h>
      <text:h text:style-name="P1" text:outline-level="2">&lt;subfluxo 1&gt;</text:h>
      <text:list xml:id="list4744929099213413933" text:style-name="WW8Num6">
        <text:list-item>
          <text:p text:style-name="P13">&lt; subfluxo 1, passo 1&gt;</text:p>
        </text:list-item>
        <text:list-item>
          <text:p text:style-name="P13">…</text:p>
        </text:list-item>
        <text:list-item>
          <text:p text:style-name="P13">&lt; subfluxo 1, passo n&gt;</text:p>
        </text:list-item>
      </text:list>
      <text:h text:style-name="P6" text:outline-level="1">Cenários Principais</text:h>
      <text:h text:style-name="P2" text:outline-level="2">&lt;cenário 1&gt;</text:h>
      <text:list xml:id="list1609247855117300580" text:style-name="WW8Num5">
        <text:list-item>
          <text:p text:style-name="P14">&lt;cenário 1, passo 1&gt;</text:p>
        </text:list-item>
        <text:list-item>
          <text:p text:style-name="P11">…</text:p>
        </text:list-item>
        <text:list-item>
          <text:p text:style-name="P11">&lt;cenário 1, passo n&gt;</text:p>
        </text:list-item>
      </text:list>
      <text:h text:style-name="P6" text:outline-level="1">Pós-condições</text:h>
      <text:h text:style-name="P2" text:outline-level="2">&lt;pós-condição 1&gt;</text:h>
      <text:h text:style-name="P6" text:outline-level="1">Requisitos Adicionais</text:h>
      <text:p text:style-name="P8">&lt;requisito especial 1&gt;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7.198cm" fo:margin-left="-0.203cm" table:align="left" style:writing-mode="lr-tb"/>
    </style:style>
    <style:style style:name="Tabela2.A" style:family="table-column">
      <style:table-column-properties style:column-width="12.603cm"/>
    </style:style>
    <style:style style:name="Tabela2.B" style:family="table-column">
      <style:table-column-properties style:column-width="4.59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7.198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6.04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/>
    </style:style>
    <style:style style:name="MP3" style:family="paragraph" style:parent-style-name="Standard">
      <style:text-properties fo:font-size="10pt" fo:language="pt" fo:country="BR" style:font-size-asian="10pt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fo:font-size="10pt" fo:language="pt" fo:country="BR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&lt;project&gt;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: </text:span><text:span text:style-name="MT2"><text:title>&lt;use-case name&gt;</text:title></text:span><text:span text:style-name="MT1"> </text:span></text:p>
            </table:table-cell>
            <table:table-cell table:style-name="Tabela2.B1" office:value-type="string">
              <text:p text:style-name="MP3"><text:s text:c="2"/>Data: <text:s/>&lt;dd/mm/aa&gt;</text:p>
            </table:table-cell>
          </table:table-row>
        </table:table>
        <text:p text:style-name="MP4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/>
            </table:table-cell>
            <table:table-cell table:style-name="Tabela1.A1" office:value-type="string">
              <text:p text:style-name="MP7"><text:span text:style-name="MT2">Página </text:span><text:span text:style-name="Page_20_Number"><text:span text:style-name="MT2"><text:page-number text:select-page="current">0</text:page-number></text:span></text:span><text:span text:style-name="Page_20_Number"><text:span text:style-name="MT2"> de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5-04-09T11:27:35.078148227</meta:creation-date>
    <dc:date>2015-04-09T11:31:06.577418219</dc:date>
    <meta:editing-cycles>3</meta:editing-cycles>
    <meta:editing-duration>PT9M31S</meta:editing-duration>
    <meta:document-statistic meta:table-count="2" meta:image-count="0" meta:object-count="0" meta:page-count="1" meta:paragraph-count="36" meta:word-count="171" meta:character-count="858" meta:non-whitespace-character-count="740"/>
    <meta:generator>LibreOffice/4.4.2.2$Linux_X86_64 LibreOffice_project/40m0$Build-2</meta:generator>
  </office:meta>
</office:document-meta>
</file>